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97c1"/>
    </style:style>
    <style:style style:name="P2" style:family="paragraph" style:parent-style-name="Standard">
      <style:text-properties officeooo:rsid="000097c1" officeooo:paragraph-rsid="000097c1"/>
    </style:style>
    <style:style style:name="P3" style:family="paragraph" style:parent-style-name="Standard">
      <style:text-properties officeooo:rsid="0001d755" officeooo:paragraph-rsid="0001d755"/>
    </style:style>
    <style:style style:name="P4" style:family="paragraph" style:parent-style-name="Standard">
      <style:text-properties officeooo:paragraph-rsid="0001d755"/>
    </style:style>
    <style:style style:name="P5" style:family="paragraph" style:parent-style-name="Standard">
      <style:text-properties officeooo:rsid="00036615" officeooo:paragraph-rsid="00036615"/>
    </style:style>
    <style:style style:name="P6" style:family="paragraph" style:parent-style-name="Standard">
      <style:text-properties officeooo:rsid="00047a31" officeooo:paragraph-rsid="00047a31"/>
    </style:style>
    <style:style style:name="P7" style:family="paragraph" style:parent-style-name="Standard">
      <style:text-properties officeooo:rsid="00047a31" officeooo:paragraph-rsid="0005959e"/>
    </style:style>
    <style:style style:name="P8" style:family="paragraph" style:parent-style-name="Standard">
      <style:text-properties officeooo:paragraph-rsid="00064ed0"/>
    </style:style>
    <style:style style:name="P9" style:family="paragraph" style:parent-style-name="Standard">
      <style:text-properties officeooo:rsid="00064ed0" officeooo:paragraph-rsid="00064ed0"/>
    </style:style>
    <style:style style:name="P10" style:family="paragraph" style:parent-style-name="Standard">
      <style:text-properties officeooo:paragraph-rsid="0006d44f"/>
    </style:style>
    <style:style style:name="P11" style:family="paragraph" style:parent-style-name="Standard">
      <style:text-properties officeooo:rsid="00079847" officeooo:paragraph-rsid="00079847"/>
    </style:style>
    <style:style style:name="P12" style:family="paragraph" style:parent-style-name="Standard">
      <style:text-properties officeooo:rsid="0008fe03" officeooo:paragraph-rsid="0008fe03"/>
    </style:style>
    <style:style style:name="P13" style:family="paragraph" style:parent-style-name="Standard">
      <style:text-properties officeooo:rsid="00097a96" officeooo:paragraph-rsid="00097a96"/>
    </style:style>
    <style:style style:name="P14" style:family="paragraph" style:parent-style-name="Standard">
      <style:text-properties officeooo:rsid="0009861c" officeooo:paragraph-rsid="0009861c"/>
    </style:style>
    <style:style style:name="P15" style:family="paragraph" style:parent-style-name="Standard">
      <style:text-properties officeooo:rsid="000abe35" officeooo:paragraph-rsid="000abe35"/>
    </style:style>
    <style:style style:name="P16" style:family="paragraph" style:parent-style-name="Standard">
      <style:text-properties officeooo:rsid="000abe35" officeooo:paragraph-rsid="000b4739"/>
    </style:style>
    <style:style style:name="P17" style:family="paragraph" style:parent-style-name="Standard">
      <style:text-properties officeooo:rsid="000d2fd3" officeooo:paragraph-rsid="000d2fd3"/>
    </style:style>
    <style:style style:name="P18" style:family="paragraph" style:parent-style-name="Standard">
      <style:text-properties officeooo:rsid="000abe35" officeooo:paragraph-rsid="000abe35"/>
    </style:style>
    <style:style style:name="P19" style:family="paragraph" style:parent-style-name="Standard">
      <style:text-properties officeooo:rsid="000abe35" officeooo:paragraph-rsid="001022c1"/>
    </style:style>
    <style:style style:name="P20" style:family="paragraph" style:parent-style-name="Standard">
      <style:text-properties officeooo:rsid="001022c1" officeooo:paragraph-rsid="001022c1"/>
    </style:style>
    <style:style style:name="P21" style:family="paragraph" style:parent-style-name="Standard">
      <style:text-properties officeooo:rsid="0011f64d" officeooo:paragraph-rsid="0011f64d"/>
    </style:style>
    <style:style style:name="P22" style:family="paragraph" style:parent-style-name="Standard">
      <style:text-properties officeooo:paragraph-rsid="001474a6"/>
    </style:style>
    <style:style style:name="P23" style:family="paragraph" style:parent-style-name="Standard">
      <style:text-properties fo:font-size="20pt" fo:font-weight="bold" officeooo:paragraph-rsid="001474a6" style:font-size-asian="20pt" style:font-weight-asian="bold" style:font-size-complex="20pt" style:font-weight-complex="bold"/>
    </style:style>
    <style:style style:name="P24" style:family="paragraph" style:parent-style-name="Standard">
      <style:text-properties officeooo:rsid="000b4739" officeooo:paragraph-rsid="000b4739"/>
    </style:style>
    <style:style style:name="P25" style:family="paragraph" style:parent-style-name="Standard">
      <style:text-properties officeooo:rsid="0017d01a" officeooo:paragraph-rsid="0017d01a"/>
    </style:style>
    <style:style style:name="P26" style:family="paragraph" style:parent-style-name="Standard">
      <style:text-properties officeooo:rsid="0019b17a" officeooo:paragraph-rsid="0019b17a"/>
    </style:style>
    <style:style style:name="P27" style:family="paragraph" style:parent-style-name="Standard">
      <style:text-properties officeooo:rsid="0019c881" officeooo:paragraph-rsid="0019c881"/>
    </style:style>
    <style:style style:name="P28" style:family="paragraph" style:parent-style-name="Text_20_body">
      <style:text-properties officeooo:rsid="00154c50" officeooo:paragraph-rsid="00154c50"/>
    </style:style>
    <style:style style:name="P29" style:family="paragraph" style:parent-style-name="Text_20_body">
      <style:text-properties officeooo:rsid="001a536b" officeooo:paragraph-rsid="001a536b"/>
    </style:style>
    <style:style style:name="P30" style:family="paragraph" style:parent-style-name="Text_20_body">
      <style:text-properties officeooo:rsid="001b5b32" officeooo:paragraph-rsid="001b5b32"/>
    </style:style>
    <style:style style:name="T1" style:family="text">
      <style:text-properties officeooo:rsid="000097c1"/>
    </style:style>
    <style:style style:name="T2" style:family="text">
      <style:text-properties officeooo:rsid="00047a31"/>
    </style:style>
    <style:style style:name="T3" style:family="text">
      <style:text-properties officeooo:rsid="00064ed0"/>
    </style:style>
    <style:style style:name="T4" style:family="text">
      <style:text-properties officeooo:rsid="0006d44f"/>
    </style:style>
    <style:style style:name="T5" style:family="text">
      <style:text-properties officeooo:rsid="0009861c"/>
    </style:style>
    <style:style style:name="T6" style:family="text">
      <style:text-properties officeooo:rsid="000b4739"/>
    </style:style>
    <style:style style:name="T7" style:family="text">
      <style:text-properties officeooo:rsid="000ce2aa"/>
    </style:style>
    <style:style style:name="T8" style:family="text">
      <style:text-properties officeooo:rsid="000d2fd3"/>
    </style:style>
    <style:style style:name="T9" style:family="text">
      <style:text-properties officeooo:rsid="000e7b25"/>
    </style:style>
    <style:style style:name="T10" style:family="text">
      <style:text-properties officeooo:rsid="001022c1"/>
    </style:style>
    <style:style style:name="T11" style:family="text">
      <style:text-properties officeooo:rsid="0012c098"/>
    </style:style>
    <style:style style:name="T12" style:family="text">
      <style:text-properties officeooo:rsid="00154c50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officeooo:rsid="001b5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objetivo general:</text:p>
      <text:p text:style-name="Standard"/>
      <text:p text:style-name="Standard">reflexionar acerca de </text:p>
      <text:p text:style-name="Standard">que es <text:s/>la vida</text:p>
      <text:p text:style-name="Standard"/>
      <text:p text:style-name="Standard"/>
      <text:p text:style-name="Standard"/>
      <text:p text:style-name="Standard">laboratorio objetivos:</text:p>
      <text:p text:style-name="Standard"/>
      <text:p text:style-name="Standard">- mostrar a la vida como un unico individuo</text:p>
      <text:p text:style-name="Standard">- describir a la vida como un sistema de calculo</text:p>
      <text:p text:style-name="Standard">- describir los elementos que forman el sistema de calculo (ADN, reproduccion, individuos y ciclo de vida)</text:p>
      <text:p text:style-name="Standard">- explicar el experimento que realizaremos en los proximos capitulos</text:p>
      <text:p text:style-name="Standard"/>
      <text:p text:style-name="Standard"/>
      <text:p text:style-name="Horizontal_20_Line"/>
      <text:p text:style-name="Standard"/>
      <text:p text:style-name="P23">la vida como un unico individuo</text:p>
      <text:p text:style-name="Standard"/>
      <text:p text:style-name="Horizontal_20_Line"/>
      <text:p text:style-name="Standard"/>
      <text:p text:style-name="Standard">el objetivo de este capitulo es iniciar la descripcion del modelo </text:p>
      <text:p text:style-name="Standard">con una descripcion general de la vida.</text:p>
      <text:p text:style-name="Standard">la vida a grandes rasgos, en una vision de alto nivel.</text:p>
      <text:p text:style-name="Standard">sin detalles, dejaremos lo detalles para los siguientes capitulos.</text:p>
      <text:p text:style-name="Standard"/>
      <text:p text:style-name="Standard">Pero aqui comenzaremos a darle forma.</text:p>
      <text:p text:style-name="Standard"/>
      <text:p text:style-name="Standard">1- el delicado equilibrio de la vida</text:p>
      <text:p text:style-name="Standard"/>
      <text:p text:style-name="Standard">una teoria que propone que la vida tiene un delicado equilibrio.</text:p>
      <text:p text:style-name="Standard">en donde cada especie cumple una function para mantener en marcha el ecosistema.</text:p>
      <text:p text:style-name="Standard">de vital importancia para mantener con vida a todas las criaturas.</text:p>
      <text:p text:style-name="Standard">y casi sugiere que si accidentalmente alguien pisa un extrano insecto, posiblemente el ultimo de su especie, entonces una serie de acontecimientos se precipitarian en cadena, y el completo sistema ecologico se derrumbaria como un castillo de naipes, un efecto domino que acabaria con la vida en la tierra.</text:p>
      <text:p text:style-name="Standard"/>
      <text:p text:style-name="Standard">en realidad, los hechos sugieren algo diferente.</text:p>
      <text:p text:style-name="Standard">las especies que se extinguen no extinguen a la vida por completo.</text:p>
      <text:p text:style-name="Standard">la vida es un poco mas robusta que eso.</text:p>
      <text:p text:style-name="Standard"/>
      <text:p text:style-name="Standard">hay quienes dicen que el evento que extinguio a los dinosaurios acabo con el 75 por ciento de las especies de la tierra.</text:p>
      <text:p text:style-name="Standard">eso es una gran parte de la vida.</text:p>
      <text:p text:style-name="Standard">y sin embargo, hoy, 60 millones de anos despues, estamos aqui.</text:p>
      <text:p text:style-name="Standard"><text:soft-page-break/>la vida continua.</text:p>
      <text:p text:style-name="Standard"/>
      <text:p text:style-name="Standard">es posible destruir a la vida en la tierra?</text:p>
      <text:p text:style-name="Standard">imagino que no es imposible.</text:p>
      <text:p text:style-name="Standard">pero de algo estoy seguro, y es que facil no es.</text:p>
      <text:p text:style-name="Standard"/>
      <text:p text:style-name="Standard"/>
      <text:p text:style-name="Standard">2- la vida es un accidente irrepetible</text:p>
      <text:p text:style-name="Standard"/>
      <text:p text:style-name="Standard">una teoria bastante difundida es que la vida podria haber sido un accidente.</text:p>
      <text:p text:style-name="Standard">una combinacion del azar improbable e irrepetible.</text:p>
      <text:p text:style-name="Standard"/>
      <text:p text:style-name="P21">y que si la vida sobre la tierra es destruida, eso podria ser el fin de la vida para siempre.</text:p>
      <text:p text:style-name="P21">lo sentimos intuitivamente como a nuestra propia vida, efimera.</text:p>
      <text:p text:style-name="P21">como una oportunidad de un valor incalculable que se nos escapa de las manos, inevitablemente.</text:p>
      <text:p text:style-name="P21"/>
      <text:p text:style-name="P21"/>
      <text:p text:style-name="Standard">pero, que es un accidente?</text:p>
      <text:p text:style-name="Standard">una explosion es un accidente?</text:p>
      <text:p text:style-name="Standard">no.</text:p>
      <text:p text:style-name="Standard">la explosion de un gas combustible sometido a alta presion en presencia de una chispa es una reaccion natural, no un accidente.</text:p>
      <text:p text:style-name="Standard">puede llamarse accidente cuando ocurre inesperadamente.</text:p>
      <text:p text:style-name="Standard">pero en si mismo es natural.</text:p>
      <text:p text:style-name="Standard">ocurrira siempre bajo las mismas condiciones.</text:p>
      <text:p text:style-name="P17">en el interior del motor de un coche ocurriran a un ritmo medio de 8000 explosiones por minuto.</text:p>
      <text:p text:style-name="P17"/>
      <text:p text:style-name="P17">la formacion de una estrella es un accidente?</text:p>
      <text:p text:style-name="P17">no. no lo es. basta observar el cielo por la noche para ver como es un fenomeno que se producira una y otra vez, es natural.</text:p>
      <text:p text:style-name="P17">los fenomenos naturales <text:span text:style-name="T11">se producen </text:span>por la leyes que gobiernan el comportamiento de la materia, la fisica.</text:p>
      <text:p text:style-name="Standard"/>
      <text:p text:style-name="Standard">la creacion del carbono no es accidental, es natural.</text:p>
      <text:p text:style-name="Standard">la formacion de moleculas tan complejas como las necesarias para forma vida puede llamarse accidental ?</text:p>
      <text:p text:style-name="Standard">no.</text:p>
      <text:p text:style-name="Standard">en un universo de infinitas posiblidades, en donde todo lo posible sucede una y otra vez, solo es cuetion de tiempo hasta que la materia se combine en la forma apropiada.</text:p>
      <text:p text:style-name="Standard">no.</text:p>
      <text:p text:style-name="Standard">no se trata de un accidente.</text:p>
      <text:p text:style-name="Standard">se trata de una reaccion natural que sucedera siempre que se reunan las condiciones necesarias.</text:p>
      <text:p text:style-name="Standard"/>
      <text:p text:style-name="Standard"/>
      <text:p text:style-name="P8">8- vida, inevitable</text:p>
      <text:p text:style-name="P8"/>
      <text:p text:style-name="P9">y siendo la vida una reaccion natural, en un universo en donde todo lo posible sucede, la vida no solo es posible, sino ademas inevitable<text:span text:style-name="T8">.</text:span></text:p>
      <text:p text:style-name="P8"/>
      <text:p text:style-name="Standard"><text:soft-page-break/></text:p>
      <text:p text:style-name="Standard">3- la tierra, un lugar unico en el universo.</text:p>
      <text:p text:style-name="Standard"/>
      <text:p text:style-name="Standard">nos gusta pensar que la tierra es unica.</text:p>
      <text:p text:style-name="Standard">y que podria no existir otro lugar en el universo parecido, o que reuna las condiciones necesarias para la vida.</text:p>
      <text:p text:style-name="Standard">la tierra es un lugar privilegiado, <text:span text:style-name="T3">nos gusta verlo asi </text:span>porque es nuestro hogar, nosotros vivimos aqui.</text:p>
      <text:p text:style-name="Standard">sin embargo,</text:p>
      <text:p text:style-name="Standard">solo en la via lactea, nuestra galaxia, existen mas de 100 mil millones de estrellas.</text:p>
      <text:p text:style-name="Standard">es posible que entre todos esos sistemas solares<text:span text:style-name="T4">, +100 000 000 000,</text:span> no exista otro planeta semejante a la tierra?</text:p>
      <text:p text:style-name="Standard">resulta dificil de creer.</text:p>
      <text:p text:style-name="Standard">pero ademas, el numero de galaxias que existen en el universo podria ser infinito.</text:p>
      <text:p text:style-name="Standard">cuantos planetas como la tierra podria haber<text:span text:style-name="T4"> en esas inifinitas galaxias</text:span>?</text:p>
      <text:p text:style-name="P10">es dificil de decir. </text:p>
      <text:p text:style-name="P10">la probabilidad sin embargo sugiere que el numero de planetas con caracteristicas similares a la tierra tiende a infinito.</text:p>
      <text:p text:style-name="Standard">eso es lo mas probable.</text:p>
      <text:p text:style-name="Standard"/>
      <text:p text:style-name="Standard">podemos afirmar que no existen otros planetas como la tierra?</text:p>
      <text:p text:style-name="Standard">en realidad, el sentido comun nos dice que no, que eso es simplemente imposible.</text:p>
      <text:p text:style-name="Standard">o dicho de otro modo,</text:p>
      <text:p text:style-name="Standard"><text:s/>la probabilidad de que exista solo un planeta con estas caracteristicas en todo el universo, tiende a cero.</text:p>
      <text:p text:style-name="Standard"/>
      <text:p text:style-name="Standard"/>
      <text:p text:style-name="P1"><text:span text:style-name="T1">4</text:span>- vida, en todo el universo</text:p>
      <text:p text:style-name="P1"/>
      <text:p text:style-name="P2">si solo en nuestra galaxia existen mas de 100 mil millones de estrellas, cuantos planetas como la tierra podria haber en la via lactea?</text:p>
      <text:p text:style-name="P3">posiblemente muchos.</text:p>
      <text:p text:style-name="P3">y si estos muchos posibles, los multiplicamos por las infinitas galaxias que existen en el universo,</text:p>
      <text:p text:style-name="P3">entonces cuantos planetas similares a la tierra podria haber?</text:p>
      <text:p text:style-name="P3">podria haber infinitos.</text:p>
      <text:p text:style-name="P3">repartidos por todo el universo.</text:p>
      <text:p text:style-name="P3"/>
      <text:p text:style-name="P3">y si como hemos comentado, la vida es una reaccion natural, que sucedera siempre que se den las condiciones necesarias,</text:p>
      <text:p text:style-name="P3">entonces, en todos esos planetas similares a la tierra podria aparecer la vida.</text:p>
      <text:p text:style-name="P3">lo realmente raro, lo improbable, es que no sucediera asi.</text:p>
      <text:p text:style-name="P3"/>
      <text:p text:style-name="P3">de modo que,</text:p>
      <text:p text:style-name="P3">razonando desde el sentido comun, teniendo en cuenta las caracteristicas de la materia y las leyes de la fisica,</text:p>
      <text:p text:style-name="P3">debemos esperar que la vida este presente aqui y alli, por todas partes a lo largo y ancho del universo infinito.</text:p>
      <text:p text:style-name="P3"/>
      <text:p text:style-name="P4"/>
      <text:p text:style-name="Standard"/>
      <text:p text:style-name="Standard"><text:soft-page-break/>4- vida, un organismmo viviente</text:p>
      <text:p text:style-name="Standard"/>
      <text:p text:style-name="P5">en todos los organismos vivientes que hemos observado, independientemente de la gran diversidad de formas que esto pueden tener, existe una caracteristica estructural comun.</text:p>
      <text:p text:style-name="P5">todos ellos estan compuestos por unidades individuales que llamamos celulas.</text:p>
      <text:p text:style-name="P5"/>
      <text:p text:style-name="P5">las celulas forman tejidos, organos, individuos.</text:p>
      <text:p text:style-name="P5"><text:span text:style-name="T9">existen celulas de diferentes complejidades, desde las mas simples hasta las mas complejas, </text:span>y existen celulas de diferentes tipos, especializadas para cumplir funciones concretas, como las musculares, nerviosas, grasas, etc.</text:p>
      <text:p text:style-name="P5"/>
      <text:p text:style-name="P5">esta arquitectura celular se repite a todos los niveles.</text:p>
      <text:p text:style-name="P5">Del mismo modo, los individuos, de las diferentes especies, pueden considerarse celulas de un tejido mayor.</text:p>
      <text:p text:style-name="P5">La vida.</text:p>
      <text:p text:style-name="P5">La vida esta formada por todos los individuos de todas las especies, en donde los individuos cumplen la funcion de <text:span text:style-name="T9">los bloques de construccion, componenetes, </text:span>celulas<text:span text:style-name="T2">.</text:span></text:p>
      <text:p text:style-name="P6"/>
      <text:p text:style-name="P6">La vida es en realidad un unico organismo viviente, una criatura de enormes dimensiones, compuesta por todos los individuos de todas las especies a lo largo del tiempo.</text:p>
      <text:p text:style-name="P6"/>
      <text:p text:style-name="P7">Esta idea puede resultar extrana por ahora, pero lo veremos con mas claridad despues del experimento que realizaremos en el ultimo capitulo de este acto, el capitulo 13.</text:p>
      <text:p text:style-name="Standard"/>
      <text:p text:style-name="Standard"/>
      <text:p text:style-name="Standard"/>
      <text:p text:style-name="Standard">7- vida inmortal</text:p>
      <text:p text:style-name="Standard"/>
      <text:p text:style-name="P11">la vida como hemos comentado es extraordinariamente robusta, resistente.</text:p>
      <text:p text:style-name="P11">En parte por una caracteristica inerente en su estructura, algo que llamaremos <text:span text:style-name="T10">'</text:span>redundancia<text:span text:style-name="T10">'</text:span> y que comentaremos con mas detalles en los proximos capitulos.</text:p>
      <text:p text:style-name="P12">Pero este no es el unico motivo de su extrema solidez.</text:p>
      <text:p text:style-name="P12"/>
      <text:p text:style-name="P12">como hemos dicho antes la vida es una reaccion natural que sucedera siempre que se den las condiciones necesarias, y ademas podrian existir muchos planetas en el universo en donde estas condiciones se cumplan.</text:p>
      <text:p text:style-name="P12"/>
      <text:p text:style-name="P12">con un escenario como este, si la tierra es destruida, si las condiciones cambian y la vida se hace imposible sobre la tierra, y la vida sobre la tierra desaparece,</text:p>
      <text:p text:style-name="P12">esto habra acabado con la vida<text:span text:style-name="T5"> para siempre</text:span>?</text:p>
      <text:p text:style-name="P12"/>
      <text:p text:style-name="P14">Es posible matarla?. Puede la vida morir?</text:p>
      <text:p text:style-name="P12"/>
      <text:p text:style-name="P13">la probabilidad dice que no.</text:p>
      <text:p text:style-name="P13">la vida se extiend<text:span text:style-name="T5">e</text:span> por todo el universo.</text:p>
      <text:p text:style-name="P13">y del mismo modo que acabar con los dinosaurios solo destruye una rama del arbol, la vida sobre la tierra representa solo una pequena parte de ella.</text:p>
      <text:p text:style-name="P13"/>
      <text:p text:style-name="P13">Asi las cosas, la vida podria ser virtualmente inmortal.</text:p>
      <text:p text:style-name="P13"><text:soft-page-break/>Nada puede detenerla.</text:p>
      <text:p text:style-name="P13"><text:span text:style-name="T10">Y m</text:span>ientras el universo exista, la vida existira.</text:p>
      <text:p text:style-name="P12"/>
      <text:p text:style-name="Standard"/>
      <text:p text:style-name="P8">6- vida, una inteligencia</text:p>
      <text:p text:style-name="Standard"/>
      <text:p text:style-name="Standard"/>
      <text:p text:style-name="P15">Desde nuestra perspectiva, como personas, clasificamos a los seres vivientes que vemos por su actividad.</text:p>
      <text:p text:style-name="P15">La actividad es importante para nosotros.</text:p>
      <text:p text:style-name="P15">Y asi, los peces nadan<text:span text:style-name="T6">, son nadadores</text:span>, los pajaros vuelan<text:span text:style-name="T6">, son voladores</text:span>, y las hormigas cavan tuneles y transportan alimentos hacia sus nidos<text:span text:style-name="T6">, son trabajadoras</text:span>.</text:p>
      <text:p text:style-name="P15"/>
      <text:p text:style-name="P15">Es nuestra forma de ver las cosas.</text:p>
      <text:p text:style-name="P15">Y si la vida es una criatura viviente, que hace? hace algo?</text:p>
      <text:p text:style-name="P15"/>
      <text:p text:style-name="P20">La respuesta es si, lo hace.</text:p>
      <text:p text:style-name="P15">La vida realiza una serie de actividades, todas ellas relacionadas con el pensamiento.</text:p>
      <text:p text:style-name="P19">La vida explora, analiza, valora, infiere,<text:span text:style-name="T6"> </text:span>recuerda, <text:s/><text:span text:style-name="T6">produce, procesa, planifica, </text:span><text:span text:style-name="T7">disena, </text:span><text:span text:style-name="T6">crea, modifica, <text:s/>prueba, elige, descarta</text:span><text:span text:style-name="T10">,</text:span><text:span text:style-name="T12"> decide,</text:span><text:span text:style-name="T10"> experimenta, intenta, concibe</text:span>,<text:span text:style-name="T6"> </text:span>aprende<text:span text:style-name="T10">.</text:span></text:p>
      <text:p text:style-name="P16"/>
      <text:p text:style-name="P24">La vida es una inteligencia.</text:p>
      <text:p text:style-name="P24"/>
      <text:p text:style-name="Horizontal_20_Line"/>
      <text:p text:style-name="P24"/>
      <text:p text:style-name="P25">Resumen.</text:p>
      <text:p text:style-name="P25"/>
      <text:p text:style-name="P27">El objetivo de este capitulo es dar una descripcion general de la vida.</text:p>
      <text:p text:style-name="P27">En los siguientes capitulos probaremos las siguientes afirmaciones:</text:p>
      <text:p text:style-name="P27"/>
      <text:p text:style-name="P25">La vida es un organismo viviente.</text:p>
      <text:p text:style-name="P25">Una unica criatura que se extiende por todo el universo.</text:p>
      <text:p text:style-name="P25">Perteneciente a una especie en donde solo puede existir un unico individuo.</text:p>
      <text:p text:style-name="P25">Esta criatura es inmortal y posee la mas poderosa de todas las inteligencia posibles.</text:p>
      <text:p text:style-name="P25"/>
      <text:p text:style-name="P26">No es simplemente una inteligencia, sino la inteligencia.</text:p>
      <text:p text:style-name="P26">La unica inteligencia.</text:p>
      <text:p text:style-name="P26">Toda la inteligencia.</text:p>
      <text:p text:style-name="P26"/>
      <text:p text:style-name="P26">Ya que toda otra inteligencia forma parte de ella.</text:p>
      <text:p text:style-name="P24"/>
      <text:p text:style-name="P24"/>
      <text:p text:style-name="Horizontal_20_Line"/>
      <text:p text:style-name="Text_20_body"/>
      <text:p text:style-name="P22"><text:s/><text:span text:style-name="T13">la vida como un sistema de calculo</text:span></text:p>
      <text:p text:style-name="P22"/>
      <text:p text:style-name="P22"><text:soft-page-break/></text:p>
      <text:p text:style-name="Horizontal_20_Line"/>
      <text:p text:style-name="Text_20_body"/>
      <text:p text:style-name="P28">- ejemplos de inteligencia</text:p>
      <text:p text:style-name="P28"/>
      <text:p text:style-name="P29">posiblemente nadie se sorprenda cuando digo que la vida es una inteligencia.</text:p>
      <text:p text:style-name="P29">su inteligencia se percibe de forma intuitiva.</text:p>
      <text:p text:style-name="P29">esta en todas partes.</text:p>
      <text:p text:style-name="P29">en el diseno de las criaturas vivientes, en su comportamiento, y en cada detalle.</text:p>
      <text:p text:style-name="P29">la vida derrocha inteligencia.</text:p>
      <text:p text:style-name="P29">los arboles crecen en vertical, con el tallo hacia el cielo y las raices hacia el centro de la tierra.</text:p>
      <text:p text:style-name="P29">lo damos por hecho que asi sucedera y no nos detenemos a pensar en eso.</text:p>
      <text:p text:style-name="P29">pero, es cuando intentamos reproducirlo, que vemos la dificultad.</text:p>
      <text:p text:style-name="P29">cuando creamos una maquina que esperamos que haga eso mismo, es entonces cuando se ve claramente que no sucede por si solo.<text:span text:style-name="T14"> </text:span></text:p>
      <text:p text:style-name="P30">la inteligencia es necesaria. El arbol sabe adonde esta arriba y adonde esta abajo, lo siente, y con esa informacion decide y actua.</text:p>
      <text:p text:style-name="P30">Las plantas muestran un comportamiento inteligente.</text:p>
      <text:p text:style-name="P30">Y no tienen un cerebro.</text:p>
      <text:p text:style-name="P30">La inteligencia esta en todas partes de la vida.</text:p>
      <text:p text:style-name="P30"/>
      <text:p text:style-name="P30"/>
      <text:p text:style-name="P28"/>
      <text:p text:style-name="P28">- confundir funcion con implementacion</text:p>
      <text:p text:style-name="P28">- posibilidad de simularlo</text:p>
      <text:p text:style-name="P28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15T14:02:57.547000000</meta:creation-date>
    <dc:date>2025-07-16T10:39:08.592000000</dc:date>
    <meta:editing-duration>PT1H53M29S</meta:editing-duration>
    <meta:editing-cycles>20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48" meta:word-count="1680" meta:character-count="10025" meta:non-whitespace-character-count="8484"/>
  </office:meta>
</office:document-meta>
</file>